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enesis Unified Canon – Established Rules<text:line-break/><text:line-break/>1. Characters created by Ken Penders are excluded → Archie-exclusive characters, such as Julie-Su, Lien-Da, and the Brotherhood of Guardians, do not exist in this timeline. <text:s/><text:line-break/>2. Crossover characters cannot be directly used → In crossover media (Mario &amp; Sonic, Sonic &amp; Mega Man, Sonic &amp; SpongeBob), the non-Sonic characters will be replaced with stand-in counterparts to maintain consistency. <text:s/><text:line-break/> <text:s text:c="2"/>- Exception: Fanexus is exempt, as it operates in a fan-driven multiverse where traditional legal restrictions do not apply. <text:s/><text:line-break/> <text:s text:c="2"/>- Sub-rule: Stand-in Naming Convention → Stand-ins must be Sonic-adjacent reinterpretations, designed under the hypothetical that SEGA/Sonic Team is naming them, ensuring they feel official and lore-friendly. <text:s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22:25:26.067171000</meta:creation-date>
    <dc:date>2025-06-04T22:25:57.848502300</dc:date>
    <meta:editing-duration>PT43S</meta:editing-duration>
    <meta:editing-cycles>1</meta:editing-cycles>
    <meta:document-statistic meta:table-count="0" meta:image-count="0" meta:object-count="0" meta:page-count="1" meta:paragraph-count="1" meta:word-count="110" meta:character-count="781" meta:non-whitespace-character-count="655"/>
    <meta:generator>LibreOffice/25.2.3.2$Windows_X86_64 LibreOffice_project/bbb074479178df812d175f709636b368952c2ce3</meta:generator>
  </office:meta>
</office:document-meta>
</file>